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456" officeooo:paragraph-rsid="00082456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quipe</text:span>: Sávio Allan da Silva Moura e Vitor Oliveira Ropke</text:p>
      <text:p text:style-name="P1"/>
      <text:p text:style-name="P1"><text:span text:style-name="T1">Projeto</text:span>: Um sistema de catálogo de produtos de informática que permite criar, visualizar, atualizar e excluir informações sobre produtos num catálogo. Os usuários podem adicionar novos produtos, visualizar detalhes dos produtos existentes, atualizar informações (como preço ou descrição) e remover produtos do catálogo.</text:p>
      <text:p text:style-name="P1"/>
      <text:p text:style-name="P1"><text:span text:style-name="T1">Justificativa</text:span>: Auxiliar uma loja a controlar seu estoque mais facilmente em comparação aos meios não digitai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6:18:35.827999145</meta:creation-date>
    <dc:date>2023-07-07T16:44:20.353828819</dc:date>
    <meta:editing-duration>PT15M34S</meta:editing-duration>
    <meta:editing-cycles>1</meta:editing-cycles>
    <meta:document-statistic meta:table-count="0" meta:image-count="0" meta:object-count="0" meta:page-count="1" meta:paragraph-count="3" meta:word-count="69" meta:character-count="486" meta:non-whitespace-character-count="420"/>
    <meta:generator>LibreOffice/7.3.7.2$Linux_X86_64 LibreOffice_project/30$Build-2</meta:generator>
  </office:meta>
</office:document-meta>
</file>